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3.757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3.676cm"/>
    </style:style>
    <style:style style:name="co9" style:family="table-column">
      <style:table-column-properties fo:break-before="auto" style:column-width="3.104cm"/>
    </style:style>
    <style:style style:name="co10" style:family="table-column">
      <style:table-column-properties fo:break-before="auto" style:column-width="5.228cm"/>
    </style:style>
    <style:style style:name="co11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.68cm" svg:height="11.156cm" svg:x="14.503cm" svg:y="6.613cm">
            <draw:object draw:notify-on-update-of-ranges="Sheet1.I9:Sheet1.I9 Sheet1.I9:Sheet1.I14 Sheet1.I9:Sheet1.I14 Sheet1.J9:Sheet1.J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2.68cm" svg:height="11.156cm" svg:x="44.036cm" svg:y="6.932cm">
            <draw:object draw:notify-on-update-of-ranges="Sheet1.R8:Sheet1.R13 Sheet1.R7:Sheet1.R13 Sheet1.S8:Sheet1.S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6" table:default-cell-style-name="Default"/>
        <table:table-row table:style-name="ro1" table:number-rows-repeated="6">
          <table:table-cell table:number-columns-repeated="19"/>
        </table:table-row>
        <table:table-row table:style-name="ro1">
          <table:table-cell table:number-columns-repeated="17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tempo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tempo</text:p>
          </table:table-cell>
          <table:table-cell table:number-columns-repeated="7"/>
          <table:table-cell table:style-name="ce2" office:value-type="float" office:value="10" calcext:value-type="float">
            <text:p>10</text:p>
          </table:table-cell>
          <table:table-cell table:style-name="ce3" office:value-type="float" office:value="0.000005177" calcext:value-type="float">
            <text:p>5.18E-06</text:p>
          </table:table-cell>
        </table:table-row>
        <table:table-row table:style-name="ro1">
          <table:table-cell table:number-columns-repeated="8"/>
          <table:table-cell table:style-name="ce2" office:value-type="float" office:value="10" calcext:value-type="float">
            <text:p>10</text:p>
          </table:table-cell>
          <table:table-cell table:style-name="ce3" office:value-type="float" office:value="0.000008422" calcext:value-type="float">
            <text:p>8.42E-06</text:p>
          </table:table-cell>
          <table:table-cell table:number-columns-repeated="7"/>
          <table:table-cell table:style-name="ce2" office:value-type="float" office:value="25" calcext:value-type="float">
            <text:p>25</text:p>
          </table:table-cell>
          <table:table-cell table:style-name="ce3" office:value-type="float" office:value="0.000013241" calcext:value-type="float">
            <text:p>1.32E-05</text:p>
          </table:table-cell>
        </table:table-row>
        <table:table-row table:style-name="ro1">
          <table:table-cell table:number-columns-repeated="8"/>
          <table:table-cell table:style-name="ce2" office:value-type="float" office:value="25" calcext:value-type="float">
            <text:p>25</text:p>
          </table:table-cell>
          <table:table-cell table:style-name="ce3" office:value-type="float" office:value="0.000013196" calcext:value-type="float">
            <text:p>1.32E-05</text:p>
          </table:table-cell>
          <table:table-cell table:number-columns-repeated="7"/>
          <table:table-cell table:style-name="ce2" office:value-type="float" office:value="50" calcext:value-type="float">
            <text:p>50</text:p>
          </table:table-cell>
          <table:table-cell table:style-name="ce3" office:value-type="float" office:value="0.000025995" calcext:value-type="float">
            <text:p>2.60E-05</text:p>
          </table:table-cell>
        </table:table-row>
        <table:table-row table:style-name="ro1">
          <table:table-cell table:number-columns-repeated="8"/>
          <table:table-cell table:style-name="ce2" office:value-type="float" office:value="50" calcext:value-type="float">
            <text:p>50</text:p>
          </table:table-cell>
          <table:table-cell table:style-name="ce3" office:value-type="float" office:value="0.000026277" calcext:value-type="float">
            <text:p>2.63E-05</text:p>
          </table:table-cell>
          <table:table-cell table:number-columns-repeated="7"/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0.000055127" calcext:value-type="float">
            <text:p>5.51E-05</text:p>
          </table:table-cell>
        </table:table-row>
        <table:table-row table:style-name="ro1">
          <table:table-cell table:number-columns-repeated="8"/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0.000059052" calcext:value-type="float">
            <text:p>5.91E-05</text:p>
          </table:table-cell>
          <table:table-cell table:number-columns-repeated="7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0117666" calcext:value-type="float">
            <text:p>0.000117666</text:p>
          </table:table-cell>
        </table:table-row>
        <table:table-row table:style-name="ro1">
          <table:table-cell table:number-columns-repeated="8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0159803" calcext:value-type="float">
            <text:p>0.000159803</text:p>
          </table:table-cell>
          <table:table-cell table:number-columns-repeated="7"/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0.000180744" calcext:value-type="float">
            <text:p>0.000180744</text:p>
          </table:table-cell>
        </table:table-row>
        <table:table-row table:style-name="ro1">
          <table:table-cell table:number-columns-repeated="8"/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0.000228536" calcext:value-type="float">
            <text:p>0.00022853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16"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16P0"/>
    </number:currency-style>
    <number:currency-style style:name="N115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15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15P0"/>
    </number:currency-style>
    <number:currency-style style:name="N114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14P0"/>
    </number:currency-style>
    <number:currency-style style:name="N112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0P0" style:volatile="true"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10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  <style:map style:condition="value()&gt;=0" style:apply-style-name="N11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15:46:23.649558997</meta:creation-date>
    <dc:date>2023-12-02T22:23:44.465854599</dc:date>
    <meta:editing-duration>PT33M49S</meta:editing-duration>
    <meta:editing-cycles>4</meta:editing-cycles>
    <meta:generator>LibreOffice/7.3.7.2$Linux_X86_64 LibreOffice_project/30$Build-2</meta:generator>
    <meta:document-statistic meta:table-count="1" meta:cell-count="2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ogarithmic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681cm" svg:height="11.157cm" xlink:href=".." xlink:type="simple" chart:class="chart:scatter" chart:style-name="ch1">
        <chart:title svg:x="10.212cm" svg:y="0.359cm" chart:style-name="ch2">
          <text:p>N X tempo</text:p>
        </chart:title>
        <chart:legend chart:legend-position="end" svg:x="15.648cm" svg:y="5.03cm" style:legend-expansion="high" chart:style-name="ch3"/>
        <chart:plot-area chart:style-name="ch4" table:cell-range-address="Sheet1.R7:Sheet1.R13 Sheet1.S8:Sheet1.S13" chart:data-source-has-labels="row" svg:x="1.464cm" svg:y="1.361cm" svg:width="13.731cm" svg:height="8.592cm">
          <chart:coordinate-region svg:x="3.197cm" svg:y="1.56cm" svg:width="11.718cm" svg:height="7.746cm"/>
          <chart:axis chart:dimension="x" chart:name="primary-x" chart:style-name="ch5">
            <chart:title svg:x="8.153cm" svg:y="10.176cm" chart:style-name="ch6">
              <text:p>N</text:p>
            </chart:title>
          </chart:axis>
          <chart:axis chart:dimension="y" chart:name="primary-y" chart:style-name="ch7">
            <chart:title svg:x="0.451cm" svg:y="6.217cm" chart:style-name="ch8">
              <text:p>Tempo</text:p>
            </chart:title>
            <chart:grid chart:style-name="ch9" chart:class="major"/>
          </chart:axis>
          <chart:series chart:style-name="ch10" chart:values-cell-range-address="Sheet1.S8:Sheet1.S13" chart:label-cell-address="Sheet1.R7:Sheet1.R13" chart:class="chart:scatter">
            <chart:domain table:cell-range-address="Sheet1.R8:Sheet1.R13"/>
            <chart:regression-curve chart:style-name="ch11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n 10 25 50 100 200 400</text:p>
                <text:list>
                  <text:list-item>
                    <text:p>n</text:p>
                  </text:list-item>
                  <text:list-item>
                    <text:p>10</text:p>
                  </text:list-item>
                  <text:list-item>
                    <text:p>25</text:p>
                  </text:list-item>
                  <text:list-item>
                    <text:p>50</text:p>
                  </text:list-item>
                  <text:list-item>
                    <text:p>100</text:p>
                  </text:list-item>
                  <text:list-item>
                    <text:p>200</text:p>
                  </text:list-item>
                  <text:list-item>
                    <text:p>400</text:p>
                  </text:list-item>
                </text:list>
                <draw:g>
                  <svg:desc>Sheet1.R7:Sheet1.R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R8:Sheet1.R13</svg:desc>
                </draw:g>
              </table:table-cell>
              <table:table-cell office:value-type="float" office:value="0.000005177">
                <text:p>0.000005177</text:p>
                <draw:g>
                  <svg:desc>Sheet1.S8:Sheet1.S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.000013241">
                <text:p>0.000013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000025995">
                <text:p>0.0000259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000055127">
                <text:p>0.000055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000117666">
                <text:p>0.0001176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0.000180744">
                <text:p>0.0001807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ogarithmic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681cm" svg:height="11.157cm" xlink:href=".." xlink:type="simple" chart:class="chart:scatter" chart:style-name="ch1">
        <chart:title svg:x="10.212cm" svg:y="0.359cm" chart:style-name="ch2">
          <text:p>N X tempo</text:p>
        </chart:title>
        <chart:legend chart:legend-position="end" svg:x="15.939cm" svg:y="5.03cm" style:legend-expansion="high" chart:style-name="ch3"/>
        <chart:plot-area chart:style-name="ch4" table:cell-range-address="Sheet1.I9:Sheet1.J14" chart:data-source-has-labels="row" svg:x="1.464cm" svg:y="1.361cm" svg:width="14.022cm" svg:height="8.592cm">
          <chart:coordinate-region svg:x="3.197cm" svg:y="1.56cm" svg:width="12.009cm" svg:height="7.746cm"/>
          <chart:axis chart:dimension="x" chart:name="primary-x" chart:style-name="ch5">
            <chart:title svg:x="8.299cm" svg:y="10.176cm" chart:style-name="ch6">
              <text:p>N</text:p>
            </chart:title>
          </chart:axis>
          <chart:axis chart:dimension="y" chart:name="primary-y" chart:style-name="ch7">
            <chart:title svg:x="0.451cm" svg:y="6.217cm" chart:style-name="ch8">
              <text:p>Tempo</text:p>
            </chart:title>
            <chart:grid chart:style-name="ch9" chart:class="major"/>
          </chart:axis>
          <chart:series chart:style-name="ch10" chart:values-cell-range-address="Sheet1.J9:Sheet1.J14" chart:label-cell-address="Sheet1.I9:Sheet1.I14" chart:class="chart:scatter">
            <chart:domain table:cell-range-address="Sheet1.I9:Sheet1.I14"/>
            <chart:regression-curve chart:style-name="ch11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10 25 50 100 200 400</text:p>
                <text:list>
                  <text:list-item>
                    <text:p>10</text:p>
                  </text:list-item>
                  <text:list-item>
                    <text:p>25</text:p>
                  </text:list-item>
                  <text:list-item>
                    <text:p>50</text:p>
                  </text:list-item>
                  <text:list-item>
                    <text:p>100</text:p>
                  </text:list-item>
                  <text:list-item>
                    <text:p>200</text:p>
                  </text:list-item>
                  <text:list-item>
                    <text:p>400</text:p>
                  </text:list-item>
                </text:list>
                <draw:g>
                  <svg:desc>Sheet1.I9:Sheet1.I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I9:Sheet1.I14</svg:desc>
                </draw:g>
              </table:table-cell>
              <table:table-cell office:value-type="float" office:value="0.000008422">
                <text:p>0.000008422</text:p>
                <draw:g>
                  <svg:desc>Sheet1.J9:Sheet1.J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.000013196">
                <text:p>0.000013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000026277">
                <text:p>0.0000262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000059052">
                <text:p>0.0000590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000159803">
                <text:p>0.0001598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0.000228536">
                <text:p>0.0002285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